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宋体" svg:font-family="宋体"/>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language-asian="zh" style:country-asian="CN" style:font-name-complex="Times New Roman"/>
    </style:style>
    <style:style style:name="P2" style:family="paragraph" style:parent-style-name="Standard">
      <style:paragraph-properties fo:text-align="start" style:justify-single-word="false"/>
      <style:text-properties style:font-name="Times New Roman" fo:font-size="12pt" fo:language="en" fo:country="US" style:font-size-asian="12pt" style:language-asian="zh" style:country-asian="CN" style:font-name-complex="Times New Roman"/>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Arial1" fo:font-size="9.5pt" fo:font-style="italic" style:font-name-asian="宋体" style:font-size-asian="9.5pt" style:font-style-asian="italic" style:font-name-complex="Arial1" style:font-size-complex="9.5pt" style:font-style-complex="italic"/>
    </style:style>
    <style:style style:name="P5" style:family="paragraph" style:parent-style-name="Standard">
      <style:paragraph-properties fo:text-align="start" style:justify-single-word="false"/>
      <style:text-properties style:font-name="Arial1" fo:font-size="9.5pt" fo:font-style="italic" style:font-name-asian="宋体" style:font-size-asian="9.5pt" style:font-style-asian="italic" style:font-name-complex="Arial1" style:font-size-complex="9.5pt" style:font-style-complex="italic"/>
    </style:style>
    <style:style style:name="P6" style:family="paragraph" style:parent-style-name="Standard">
      <style:paragraph-properties fo:text-align="center" style:justify-single-word="false"/>
      <style:text-properties style:font-name="Arial1" fo:font-size="9.5pt" fo:language="en" fo:country="US" style:font-name-asian="宋体" style:font-size-asian="9.5pt" style:language-asian="zh" style:country-asian="CN" style:font-name-complex="Arial1" style:font-size-complex="9.5pt"/>
    </style:style>
    <style:style style:name="P7" style:family="paragraph" style:parent-style-name="Standard">
      <style:paragraph-properties fo:text-align="justify" style:justify-single-word="false"/>
      <style:text-properties style:font-name="Arial1" fo:font-size="9.5pt" fo:language="en" fo:country="US" style:font-size-asian="9.5pt" style:language-asian="zh" style:country-asian="CN" style:font-name-complex="Arial1" style:font-size-complex="9.5pt"/>
    </style:style>
    <style:style style:name="P8" style:family="paragraph" style:parent-style-name="Standard">
      <style:paragraph-properties fo:text-align="justify" style:justify-single-word="false"/>
    </style:style>
    <style:style style:name="P9" style:family="paragraph" style:parent-style-name="Standard">
      <style:text-properties style:font-name="Times New Roman1" fo:font-size="12pt" style:font-size-asian="12pt" style:font-size-complex="12pt"/>
    </style:style>
    <style:style style:name="P10" style:family="paragraph" style:parent-style-name="Standard">
      <style:paragraph-properties fo:text-align="justify" style:justify-single-word="false"/>
      <style:text-properties style:font-name="Times New Roman1" fo:font-size="12pt" fo:language="en" fo:country="US" style:font-size-asian="12pt" style:language-asian="zh" style:country-asian="CN" style:font-name-complex="Arial1" style:font-size-complex="12pt"/>
    </style:style>
    <style:style style:name="P11" style:family="paragraph" style:parent-style-name="Standard">
      <style:text-properties style:font-name="Times New Roman1" fo:font-size="12pt" fo:language="en" fo:country="US" style:font-size-asian="12pt" style:language-asian="zh" style:country-asian="CN" style:font-name-complex="Times New Roman" style:font-size-complex="12pt"/>
    </style:style>
    <style:style style:name="P12" style:family="paragraph" style:parent-style-name="Standard">
      <style:paragraph-properties fo:text-align="start" style:justify-single-word="false"/>
      <style:text-properties style:font-name="Times New Roman1" fo:font-size="12pt" fo:font-style="normal" fo:font-weight="normal" style:font-name-asian="宋体" style:font-size-asian="12pt" style:font-style-asian="normal" style:font-weight-asian="normal" style:font-name-complex="Arial1" style:font-size-complex="12pt" style:font-style-complex="normal" style:font-weight-complex="normal"/>
    </style:style>
    <style:style style:name="P13" style:family="paragraph" style:parent-style-name="Standard" style:list-style-name="WW8Num1">
      <style:paragraph-properties fo:margin-left="0.75cm" fo:margin-right="0cm" fo:text-align="start" style:justify-single-word="false" fo:text-indent="-0.75cm" style:auto-text-indent="false">
        <style:tab-stops>
          <style:tab-stop style:position="0.75cm"/>
        </style:tab-stops>
      </style:paragraph-properties>
      <style:text-properties style:font-name="Arial1" fo:font-size="9.5pt" fo:font-style="italic" style:font-name-asian="宋体" style:font-size-asian="9.5pt" style:font-style-asian="italic" style:font-name-complex="Arial1" style:font-size-complex="9.5pt" style:font-style-complex="italic"/>
    </style:style>
    <style:style style:name="P14" style:family="paragraph" style:parent-style-name="Standard" style:list-style-name="WW8Num1">
      <style:paragraph-properties fo:margin-left="0.75cm" fo:margin-right="0cm" fo:text-align="start" style:justify-single-word="false" fo:text-indent="-0.75cm" style:auto-text-indent="false">
        <style:tab-stops>
          <style:tab-stop style:position="0.75cm"/>
        </style:tab-stops>
      </style:paragraph-properties>
      <style:text-properties style:font-name="Arial1" fo:font-size="9.5pt" fo:font-style="italic" style:font-name-asian="宋体" style:font-size-asian="9.5pt" style:font-style-asian="italic" style:font-name-complex="Arial1" style:font-size-complex="9.5pt" style:font-style-complex="italic"/>
    </style:style>
    <style:style style:name="P15" style:family="paragraph" style:parent-style-name="Standard" style:master-page-name="Standard">
      <style:paragraph-properties style:page-number="auto"/>
    </style:style>
    <style:style style:name="P16" style:family="paragraph" style:parent-style-name="Standard" style:list-style-name="WW8Num1">
      <style:paragraph-properties fo:margin-left="0cm" fo:margin-right="0cm" fo:text-align="start" style:justify-single-word="false" fo:text-indent="0cm" style:auto-text-indent="false">
        <style:tab-stops>
          <style:tab-stop style:position="0.75cm"/>
        </style:tab-stops>
      </style:paragraph-properties>
      <style:text-properties style:font-name="Times New Roman1" fo:font-size="12pt" fo:font-style="normal" style:font-name-asian="宋体" style:font-size-asian="12pt" style:font-style-asian="normal" style:font-name-complex="Arial1" style:font-size-complex="12pt" style:font-style-complex="normal"/>
    </style:style>
    <style:style style:name="T1" style:family="text">
      <style:text-properties fo:language="en" fo:country="US" style:language-asian="zh" style:country-asian="CN"/>
    </style:style>
    <style:style style:name="T2" style:family="text">
      <style:text-properties fo:language="en" fo:country="US" style:language-asian="zh" style:country-asian="CN" style:font-name-complex="Times New Roman"/>
    </style:style>
    <style:style style:name="T3" style:family="text">
      <style:text-properties style:font-name="Times New Roman" fo:font-size="12pt" fo:language="en" fo:country="US" style:font-size-asian="12pt" style:language-asian="zh" style:country-asian="CN" style:font-name-complex="Times New Roman"/>
    </style:style>
    <style:style style:name="T4" style:family="text">
      <style:text-properties style:font-name="Times New Roman" fo:font-size="12pt" fo:language="en" fo:country="US" style:font-size-asian="12pt" style:language-asian="zh" style:country-asian="CN" style:font-name-complex="Times New Roman"/>
    </style:style>
    <style:style style:name="T5" style:family="text">
      <style:text-properties fo:language="en" fo:country="GB" style:font-name-asian="Times New Roman" style:language-asian="zh" style:country-asian="CN" style:font-name-complex="Times New Roman"/>
    </style:style>
    <style:style style:name="T6" style:family="text">
      <style:text-properties style:font-name="Arial1" fo:font-size="9.5pt" fo:font-style="italic" style:font-name-asian="宋体" style:font-size-asian="9.5pt" style:font-style-asian="italic" style:font-name-complex="Arial1" style:font-size-complex="9.5pt" style:font-style-complex="italic"/>
    </style:style>
    <style:style style:name="T7" style:family="text">
      <style:text-properties style:font-name="Arial1" fo:font-size="9.5pt" fo:language="en" fo:country="US" style:font-size-asian="9.5pt" style:language-asian="zh" style:country-asian="CN" style:font-name-complex="Arial1" style:font-size-complex="9.5pt"/>
    </style:style>
    <style:style style:name="T8" style:family="text">
      <style:text-properties style:font-name="Arial1" fo:font-size="9.5pt" fo:language="en" fo:country="US" style:font-size-asian="9.5pt" style:language-asian="zh" style:country-asian="CN" style:font-name-complex="Arial1" style:font-size-complex="9.5pt"/>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Report</text:span></text:p>
      <text:p text:style-name="Standard"><text:span text:style-name="T1"/></text:p>
      <text:p text:style-name="Standard"><text:span text:style-name="T1"/></text:p>
      <text:p text:style-name="Standard"><text:span text:style-name="T1">Problem Definition</text:span></text:p>
      <text:p text:style-name="Standard"><text:span text:style-name="T1"/></text:p>
      <text:p text:style-name="P9"><text:span text:style-name="T1">The game we are going to make is a </text:span><text:span text:style-name="T5">shoot-em-up</text:span><text:span text:style-name="T2">. In this genre, you control a </text:span><text:span text:style-name="T2">vehicle moving around a playfield shooting at enemies while the camera scrolls in a certain direction. You win a stage of the game by getting to a boss enemy, who is stronger and has more health, and killing it.</text:span></text:p>
      <text:p text:style-name="P9"><text:span text:style-name="T2"/></text:p>
      <text:p text:style-name="P11">Compared to traditional shooter games,we want to make some changes to attract people who haven't played a shoot-em-up before. One of the changes we would like to make is to add role playing game elements, which means you would gain XP (eXPerience) by killing enemies, which you would keep after you died and would upgrade your ship. </text:p>
      <text:p text:style-name="P1"/>
      <text:p text:style-name="P1">When we write our questionnaire, we are going to send it to everyone in our school, because they are all aged from 15-17, which is our target demographic. The questions </text:p>
      <text:p text:style-name="P1">will be more about the general design of the game, and not about anything technical, as to not confuse people. This will be the only questionnaire that we send, and then we will call the shots from there.</text:p>
      <text:p text:style-name="P1"/>
      <text:p text:style-name="P1">Information collection</text:p>
      <text:p text:style-name="Standard"><text:span text:style-name="T3">We</text:span><text:span text:style-name="T3"> received about 38 pieces of feedback. The questions were:</text:span></text:p>
      <text:p text:style-name="P1"/>
      <text:list xml:id="list6138266026813956515" text:style-name="WW8Num1">
        <text:list-item>
          <text:p text:style-name="P13">Have you ever played a shoot-em-up?</text:p>
          <text:p text:style-name="P16">Yes:28</text:p>
          <text:p text:style-name="P16">No:10</text:p>
        </text:list-item>
      </text:list>
      <text:p text:style-name="P2">In this question, about a third of the answers are no. The rest of them are yes. So mainly of the respondents have at least tried a shooter game. As we are trying to appeal to players who haven't necessarily played a shoot-em-up, we will use votes from the people who answered no. </text:p>
      <text:p text:style-name="P4"/>
      <text:list xml:id="list30211862" text:continue-numbering="true" text:style-name="WW8Num1">
        <text:list-item>
          <text:p text:style-name="P13">If so, how many?</text:p>
        </text:list-item>
      </text:list>
      <text:p text:style-name="P2">Nearly half of the respondents have tried 3 types of shooter games,which means it is pretty possible for them to be a potential player of the game designed by us. The rest of them may try one or two types.</text:p>
      <text:p text:style-name="P2"/>
      <text:list xml:id="list30224001" text:continue-numbering="true" text:style-name="WW8Num1">
        <text:list-item>
          <text:p text:style-name="P13">Do you prefer shoot-em-ups that scroll horizontally, vertically, or not at all?</text:p>
        </text:list-item>
      </text:list>
      <text:p text:style-name="P2">Vertically:5 </text:p>
      <text:p text:style-name="P2">Horizontally:12 </text:p>
      <text:p text:style-name="P2">No Scrolling:8</text:p>
      <text:p text:style-name="P2">No Preference:12</text:p>
      <text:p text:style-name="P3"><text:span text:style-name="T3"><text:s/>This shows people prefer horizontally scrolling games, so ours will scroll </text:span><text:soft-page-break/><text:span text:style-name="T3">horizontally.</text:span></text:p>
      <text:p text:style-name="P3"><text:span text:style-name="T3"/></text:p>
      <text:list xml:id="list30211760" text:continue-numbering="true" text:style-name="WW8Num1">
        <text:list-item>
          <text:p text:style-name="P13">Do you prefer short games or long games?</text:p>
        </text:list-item>
      </text:list>
      <text:p text:style-name="P2">Long games:12</text:p>
      <text:p text:style-name="P2">Short games:25 </text:p>
      <text:p text:style-name="P3"><text:span text:style-name="T3">Most people like to play games casually. They wouldn</text:span><text:span text:style-name="T3">’</text:span><text:span text:style-name="T3">t like to spend hours on the games. This means our game won't have many levels, but there will be a lot of replay value. </text:span></text:p>
      <text:p text:style-name="P3"><text:span text:style-name="T3"/></text:p>
      <text:list xml:id="list30202321" text:continue-numbering="true" text:style-name="WW8Num1">
        <text:list-item>
          <text:p text:style-name="P13">Would you prefer a game with a cartoony art style or a realistic art style?</text:p>
        </text:list-item>
      </text:list>
      <text:p text:style-name="P2">Cartoony:17</text:p>
      <text:p text:style-name="P2">Realistic:20</text:p>
      <text:p text:style-name="P2">More than a half of the respondents prefer a realistic style,which will influence our decision on what to use to make the game. The rest of them prefer a cartoony style. The number is quite close.</text:p>
      <text:p text:style-name="P2"/>
      <text:list xml:id="list30208168" text:continue-numbering="true" text:style-name="WW8Num1">
        <text:list-item>
          <text:p text:style-name="P13">Do you like games with role-playing elements?</text:p>
        </text:list-item>
      </text:list>
      <text:p text:style-name="P3"><text:span text:style-name="T3">Yes:22</text:span></text:p>
      <text:p text:style-name="P2">No:15</text:p>
      <text:p text:style-name="P2">More people prefer role-playing elements,which will be a good suggestion for us. They will be a feature that makes the game more interesting.</text:p>
      <text:p text:style-name="P4"/>
      <text:p text:style-name="P4">7.What place would you like the game to take place in?</text:p>
      <text:p text:style-name="P12">Space:10</text:p>
      <text:p text:style-name="P12">Land:8</text:p>
      <text:p text:style-name="P12">Sea:</text:p>
      <text:p text:style-name="P12">Other:</text:p>
      <text:p text:style-name="P2">Space was voted for most, so that is where the game will take place. Space is good as it will allow for the enemies to stand out more; because pretty much anything will stand out on black but enemies with green coloring will blend in on land with grass.</text:p>
      <text:p text:style-name="P6"/>
      <text:p text:style-name="P2">Analysis of the questionnaire.</text:p>
      <text:p text:style-name="P8"><text:span text:style-name="T7">We</text:span><text:span text:style-name="T7">’</text:span><text:span text:style-name="T7">ll try to make a new kind of shooter games with different features from others, which will be attractive to the players. The features will make it stand out, and make them attract new people. We decided to make a horizontally scrolling game, because that is what most people want and it also fits on the screen better. The game will be set on land, which had the most votes. The graphics will be realistic instead of being cartoony. We will add role-playing elements into our game. The game is mainly aiming to casual players. It won</text:span><text:span text:style-name="T7">’</text:span><text:span text:style-name="T7">t take long to finish the game.</text:span></text:p>
      <text:p text:style-name="P7"/>
      <text:p text:style-name="P9">Next, we need to decide if this project is feasible. First, we need to decide what products to use. To actually make the game, we can decide between GameMaker, Unity, or programming the game without any external applications. Because the art style will need to look somewhat realistic, I think we should use Unity; because GameMaker can only use sprites, which makes it hard to look realistic because of the <text:soft-page-break/>limited number of pixels you can use. Unity also doesn't have any limit on the number of objects/rooms/sprites, while the free version of GameMaker has a limit of 15 for all listed. </text:p>
      <text:p text:style-name="P9"/>
      <text:p text:style-name="P9">Now if we make the game in 3D, we will need some 3D modelling software. Our options are Maya and Blender. Maya is better at polygonal modelling, which makes it easier to make people/animals, but would cost £160 at least. Blender isn't very good at polygonal modelling, but everything we make can probably be made with geometric primitives. And Blender is also free, meaning we can keep our budget to £0. So we'll go with Blender. </text:p>
      <text:p text:style-name="P9"/>
      <text:p text:style-name="P9">Next, we need an image editor to make textures and such. We have a couple of options: GIMP, Paint.NET, and Photoshop. Photoshop is £17/month, and as we will need it for about 5 months, that adds up to £85, which is quite expensive. <text:s/>Between GIMP and Paint.NET, I looked them both up and decided that Paint.NET isn't as advanced, but has a better user interface and is easier to use. So we'll go with Paint.NET.</text:p>
      <text:p text:style-name="P9"/>
      <text:p text:style-name="P9">For sound, we are going to use Audacity, which is a free, open-source music editor, Hydrogen, which is a free drum synthesizer, and a free trial for RealStrat for the guitar.</text:p>
      <text:p text:style-name="P9"/>
      <text:p text:style-name="P9"/>
      <text:p text:style-name="P10">Conclusion</text:p>
      <text:p text:style-name="P10"/>
      <text:p text:style-name="P10">Now that we've chosen the products, we can safely say that it will cost us nothing to make this game, as all of the software we have chosen is free. It shouldn't be too hard to make the game as Unity is very easy to use, and most of our time will probably be spent making levels and making the game look gr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宋体" svg:font-family="宋体"/>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style style:name="默认段落字体"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dc:title>
    <meta:initial-creator>BobSha</meta:initial-creator>
    <meta:creation-date>2014-11-17T14:39:00</meta:creation-date>
    <dc:creator>Samuel Stark</dc:creator>
    <dc:date>2014-11-26T10:05:35.15</dc:date>
    <meta:editing-cycles>2</meta:editing-cycles>
    <meta:document-statistic meta:table-count="0" meta:image-count="0" meta:object-count="0" meta:page-count="3" meta:paragraph-count="46" meta:word-count="985" meta:character-count="5473"/>
    <meta:generator>OpenOffice/4.0.0$Win32 OpenOffice.org_project/400m3$Build-9702</meta:generator>
    <meta:user-defined meta:name="KSOProductBuildVer">2052-9.1.0.4867</meta:user-defined>
  </office:meta>
</office:document-meta>
</file>